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66BD00000B7ABC52D139.svm"/>
  <manifest:file-entry manifest:media-type="" manifest:full-path="Pictures/20000007000049E700001C1E959F93AE.svm"/>
  <manifest:file-entry manifest:media-type="" manifest:full-path="Pictures/2000000700004A5100001CD70DFCF94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Courier New" fo:font-size="11pt" fo:language="en" fo:country="US" fo:font-weight="bold" style:font-name-asian="Courier New" style:font-size-asian="11pt" style:font-weight-asian="bold" style:font-name-complex="Courier New" style:font-size-complex="11pt" style:font-weight-complex="bold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4">
      <style:text-properties fo:font-weight="normal" style:font-weight-asian="normal" style:font-weight-complex="normal"/>
    </style:style>
    <style:style style:name="P12" style:family="paragraph" style:parent-style-name="Standard" style:list-style-name="L5">
      <style:text-properties fo:font-weight="normal" style:font-weight-asian="normal" style:font-weight-complex="normal"/>
    </style:style>
    <style:style style:name="P13" style:family="paragraph" style:parent-style-name="Standard" style:list-style-name="L7">
      <style:text-properties fo:font-weight="normal" style:font-weight-asian="normal" style:font-weight-complex="normal"/>
    </style:style>
    <style:style style:name="P14" style:family="paragraph" style:parent-style-name="Standard" style:list-style-name="L8">
      <style:text-properties fo:font-weight="normal" style:font-weight-asian="normal" style:font-weight-complex="normal"/>
    </style:style>
    <style:style style:name="P15" style:family="paragraph" style:parent-style-name="Standard" style:list-style-name="L9">
      <style:text-properties fo:font-weight="normal" style:font-weight-asian="normal" style:font-weight-complex="normal"/>
    </style:style>
    <style:style style:name="P16" style:family="paragraph" style:parent-style-name="Standard" style:list-style-name="L6"/>
    <style:style style:name="P17" style:family="paragraph" style:parent-style-name="Standard" style:list-style-name="L9"/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 style:list-style-name="L9">
      <style:text-properties fo:font-weight="bold" style:font-weight-asian="bold" style:font-weight-complex="bold"/>
    </style:style>
    <style:style style:name="P20" style:family="paragraph" style:parent-style-name="Standard" style:list-style-name="L10">
      <style:text-properties fo:font-weight="bold" style:font-weight-asian="bold" style:font-weight-complex="bold"/>
    </style:style>
    <style:style style:name="P21" style:family="paragraph" style:parent-style-name="Standard" style:list-style-name="L9">
      <style:text-properties style:text-underline-style="none" fo:font-weight="normal" style:font-weight-asian="normal" style:font-weight-complex="normal"/>
    </style:style>
    <style:style style:name="P22" style:family="paragraph" style:parent-style-name="Standard" style:list-style-name="L9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L9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4" style:family="paragraph" style:parent-style-name="Standard" style:list-style-name="L9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5" style:family="paragraph" style:parent-style-name="Standard" style:list-style-name="L10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Courier New" fo:font-size="11pt" fo:language="en" fo:country="US" fo:font-weight="bold" style:font-name-asian="Courier New" style:font-size-asian="11pt" style:font-weight-asian="bold" style:font-name-complex="Courier New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../../../../../../sites/Darwin/Wiki/Pages/ATG%2520Solution%2520Pages/Environment%2520Installation.aspx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 <text:s text:c="18"/><text:span text:style-name="T1">Git Hub Set Up In Local</text:span></text:p>
      <text:p text:style-name="P4"/>
      <text:p text:style-name="P5"><text:s text:c="5"/><text:span text:style-name="T2">Note</text:span>: Before starting the steps kindly incorporate the github entry into the respective host files:</text:p>
      <text:p text:style-name="Standard"><text:span text:style-name="T6"><text:tab/> <text:s text:c="19"/></text:span><text:span text:style-name="T14">207.97.227.239 github.com</text:span></text:p>
      <text:p text:style-name="P7"/>
      <text:list xml:id="list32673377" text:style-name="L1">
        <text:list-item>
          <text:p text:style-name="P8">In order to push,pull and commit the code we need to install Git Bash/Shell in our local system. Follow the link given below and download the same.</text:p>
        </text:list-item>
      </text:list>
      <text:p text:style-name="Standard"><text:tab/><text:tab/><text:a xlink:type="simple" xlink:href="https://help.github.com/articles/set-up-git">https://help.github.com/articles/set-up-git</text:a> </text:p>
      <text:p text:style-name="Standard"/>
      <text:list xml:id="list32692667" text:style-name="L2">
        <text:list-item>
          <text:p text:style-name="P9">After downloading the window looks like given below:</text:p>
        </text:list-item>
      </text:list>
      <text:p text:style-name="Standard"><text:tab/><text:tab/></text:p>
      <text:p text:style-name="Standard"><draw:frame draw:style-name="fr1" draw:name="graphics1" text:anchor-type="paragraph" svg:x="0.5402in" svg:y="0in" svg:width="6.1138in" svg:height="2.3161in" draw:z-index="0"><draw:image xlink:href="Pictures/2000000700004A5100001CD70DFCF945.svm" xlink:type="simple" xlink:show="embed" xlink:actuate="onLoad"/></draw:frame></text:p>
      <text:list xml:id="list32673402" text:style-name="L3">
        <text:list-item>
          <text:p text:style-name="P10">First for the sake of mapping between the local system and Git Hub the the user name,email <text:s/>and SSH Key needs to be created.</text:p>
        </text:list-item>
      </text:list>
      <text:p text:style-name="Standard"/>
      <text:list xml:id="list32693821" text:style-name="L10">
        <text:list-header>
          <text:p text:style-name="P20">Username:</text:p>
          <text:p text:style-name="P20"/>
        </text:list-header>
        <text:list-item>
          <text:p text:style-name="P25">First you need to tell git your name, so that it can properly label the commits you make.Hence go to gitbash and type in the following command:</text:p>
          <text:p text:style-name="P25"/>
          <text:list>
            <text:list-header>
              <text:p text:style-name="P20">$ git config --global user.name "Your Name Here"</text:p>
            </text:list-header>
          </text:list>
          <text:p text:style-name="P25"/>
          <text:p text:style-name="P25">Git saves your email address into the commits you make. We use the email address to associate </text:p>
          <text:p text:style-name="P25">your commits with your GitHub account.</text:p>
          <text:p text:style-name="P25"/>
          <text:p text:style-name="P20">Email:</text:p>
          <text:p text:style-name="P20"/>
          <text:p text:style-name="P20">$ git config --global user.email "your_email@example.com"</text:p>
          <text:p text:style-name="P20"/>
        </text:list-item>
      </text:list>
      <text:list xml:id="list32729723" text:continue-list="list32673402" text:style-name="L3">
        <text:list-item>
          <text:p text:style-name="P10">Go to the Git Shell and type in the following Commands:</text:p>
        </text:list-item>
      </text:list>
      <text:p text:style-name="Standard"><text:tab/><text:tab/>&gt; <text:span text:style-name="T2">$ cd ~/.ssh <text:s/></text:span></text:p>
      <text:p text:style-name="P1"><text:tab/><text:tab/>&gt; ls -lart<text:tab/><text:tab/></text:p>
      <text:p text:style-name="P1"><text:s text:c="10"/>(Checks to see if there is a directory named ".ssh" in your user directory)</text:p>
      <text:p text:style-name="P1"/>
      <text:list xml:id="list32680520" text:style-name="L4">
        <text:list-item>
          <text:p text:style-name="P11"><text:s/>In order to work fresh delete all the existing SSH files already existing in your local.</text:p>
        </text:list-item>
        <text:list-item>
          <text:p text:style-name="P11">To generate a new key type in the following commands:</text:p>
        </text:list-item>
      </text:list>
      <text:p text:style-name="P3"><text:soft-page-break/><text:tab/><text:tab/><text:tab/>&gt; <text:span text:style-name="T2">$ ssh-keygen -t rsa -C "</text:span><text:a xlink:type="simple" xlink:href="mailto:your_email@example.com"><text:span text:style-name="T2">your_email@example.com</text:span></text:a><text:span text:style-name="T2">"</text:span></text:p>
      <text:list xml:id="list32697712" text:style-name="L5">
        <text:list-item>
          <text:p text:style-name="P12"><text:s/>After executing the previous command the following command would show:</text:p>
        </text:list-item>
      </text:list>
      <text:p text:style-name="P3"><text:tab/><text:tab/></text:p>
      <text:list xml:id="list32690734" text:style-name="L6">
        <text:list-item>
          <text:p text:style-name="P16"><draw:frame draw:style-name="fr2" draw:name="graphics2" text:anchor-type="paragraph" svg:width="6.9252in" svg:height="2.6252in" draw:z-index="1"><draw:image xlink:href="Pictures/20000007000049E700001C1E959F93AE.svm" xlink:type="simple" xlink:show="embed" xlink:actuate="onLoad"/></draw:frame>Press Enter</text:p>
        </text:list-item>
        <text:list-item>
          <text:p text:style-name="P16">After pressing enter it shall as for a passphrase:</text:p>
          <text:p text:style-name="P16"/>
        </text:list-item>
      </text:list>
      <text:p text:style-name="Standard"><text:tab/><text:tab/>Enter passphrase (empty for no passphrase): [Type a passphrase]</text:p>
      <text:p text:style-name="Standard"><text:s text:c="24"/>Enter same passphrase again: [Type passphrase again]</text:p>
      <text:p text:style-name="Standard"/>
      <text:p text:style-name="Standard"><text:s text:c="4"/><text:span text:style-name="T2">Note: <text:s/>Make sure that the passphrase is more than 4 characters or numbers. Eg: 123456789</text:span></text:p>
      <text:p text:style-name="P1"/>
      <text:list xml:id="list32703366" text:style-name="L7">
        <text:list-item>
          <text:p text:style-name="P13">After entering the passphase it shall generate the the SSH key. </text:p>
        </text:list-item>
        <text:list-item>
          <text:p text:style-name="P13">Go to the file location where the .ssh directory is created.</text:p>
        </text:list-item>
        <text:list-item>
          <text:p text:style-name="P13">Open the Pub file (id_rsa) and copy its content.</text:p>
        </text:list-item>
        <text:list-item>
          <text:p text:style-name="P13">Go to <text:a xlink:type="simple" xlink:href="http://www.github.com/">www.github.com</text:a> and login using your credentials.</text:p>
        </text:list-item>
        <text:list-item>
          <text:p text:style-name="P13">The go the location( Account Settings ) as given in the screen shot in the home page.</text:p>
        </text:list-item>
        <text:list-item>
          <text:p text:style-name="P13"><draw:frame draw:style-name="fr2" draw:name="graphics3" text:anchor-type="paragraph" svg:width="6.9252in" svg:height="1.2091in" draw:z-index="2"><draw:image xlink:href="Pictures/20000007000066BD00000B7ABC52D139.svm" xlink:type="simple" xlink:show="embed" xlink:actuate="onLoad"/></draw:frame>On the Left hand side choose SSH Keys. </text:p>
        </text:list-item>
        <text:list-item>
          <text:p text:style-name="P13">On clicking an option is generated Add SSH key.</text:p>
        </text:list-item>
        <text:list-item>
          <text:p text:style-name="P13">Click on it and then using appropriate title of your choice <text:s/>paste the copied SSH Key, the one copied from the .ssh folder.</text:p>
        </text:list-item>
        <text:list-item>
          <text:p text:style-name="P13">Once done go to git shell and type in the following command in order to check whether the setting was successful or not:</text:p>
        </text:list-item>
      </text:list>
      <text:p text:style-name="Standard"><text:span text:style-name="T3"><text:tab/><text:tab/> <text:s text:c="16"/>&gt; </text:span><text:span text:style-name="T2">ssh -T </text:span><text:a xlink:type="simple" xlink:href="mailto:git@github.com"><text:span text:style-name="T2">git@github.com</text:span></text:a></text:p>
      <text:list xml:id="list32690748" text:style-name="L8">
        <text:list-item>
          <text:p text:style-name="P14">If the step was successful then the below mentioned message shall be displayed:</text:p>
        </text:list-item>
      </text:list>
      <text:p text:style-name="P3"><text:tab/><text:tab/></text:p>
      <text:p text:style-name="P3"><text:s text:c="18"/><text:span text:style-name="T2">Hi username! You've successfully authenticated, but GitHub does not</text:span></text:p>
      <text:p text:style-name="P1"><text:s text:c="18"/># provide shell access.</text:p>
      <text:p text:style-name="P1"/>
      <text:p text:style-name="P1"><text:soft-page-break/></text:p>
      <text:list xml:id="list32700826" text:style-name="L9">
        <text:list-header>
          <text:p text:style-name="P19"><text:s text:c="27"/><text:span text:style-name="T1">To Clone the Branch In Your local System</text:span></text:p>
        </text:list-header>
      </text:list>
      <text:p text:style-name="P4"/>
      <text:list xml:id="list32728634" text:continue-numbering="true" text:style-name="L9">
        <text:list-item>
          <text:p text:style-name="P21">In order to clone the existing code base into your local first we need to make the local directory our Local Git Rpository where the code shall be cloned.</text:p>
        </text:list-item>
        <text:list-item>
          <text:p text:style-name="P21">Eg: From Git Shell migrate to a directory folder where we intend to create our local repository</text:p>
          <text:list>
            <text:list-header>
              <text:p text:style-name="P21">Say: <text:s/>&gt; <text:span text:style-name="T2">cd <text:s/></text:span><text:a xlink:type="simple" xlink:href="file:///D:/LocalRepo/"><text:span text:style-name="T2">D:/LocalRepo/</text:span></text:a></text:p>
            </text:list-header>
          </text:list>
        </text:list-item>
        <text:list-item>
          <text:p text:style-name="P15"><text:span text:style-name="T4">In order to initialize the </text:span><text:span text:style-name="T7">LocalRepo</text:span><text:span text:style-name="T4"> as the local git repository in Git Shell type in the following command:</text:span></text:p>
          <text:p text:style-name="P15"><text:span text:style-name="T4"><text:s text:c="25"/>&gt; </text:span><text:span text:style-name="T5">git init</text:span></text:p>
        </text:list-item>
        <text:list-item>
          <text:p text:style-name="P15"><text:span text:style-name="T4">On successfully doing that a hidden file .git would be created in </text:span><text:span text:style-name="T7">LocalRepo.</text:span></text:p>
        </text:list-item>
        <text:list-item>
          <text:p text:style-name="P22">We need to clone the code here, so in Git Shell run the following command:</text:p>
          <text:p text:style-name="P17"><text:span text:style-name="T8"><text:s text:c="15"/>&gt; </text:span><text:span text:style-name="T9">git clone </text:span><text:a xlink:type="simple" xlink:href="mailto:git@github.com"><text:span text:style-name="T12">git@github.com</text:span></text:a><text:span text:style-name="T9">:KITSGitHubAdmin/KITS-App_ATG-Dev.git</text:span></text:p>
        </text:list-item>
        <text:list-item>
          <text:p text:style-name="P15"><text:span text:style-name="T10">This code base shall be successfully cloned <text:s/>into the local directory, as of our case : d:/</text:span><text:span text:style-name="T7">LocalRepo</text:span></text:p>
        </text:list-item>
      </text:list>
      <text:p text:style-name="P6"/>
      <text:p text:style-name="P6"/>
      <text:list xml:id="list32729511" text:continue-numbering="true" text:style-name="L9">
        <text:list-item>
          <text:p text:style-name="P22">Once the code base is here it can be imported in the IDE and worked upon.</text:p>
          <text:p text:style-name="P22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4">To Pull and Push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">Go to the location where the local files are via git shell.</text:p>
        </text:list-item>
        <text:list-item>
          <text:p text:style-name="P21"><text:span text:style-name="T11">Run the command <text:s/>&gt;</text:span><text:span text:style-name="T13">git status </text:span><text:span text:style-name="T11"><text:s/>in order to see the files which has been changed and modified.</text:span></text:p>
        </text:list-item>
        <text:list-item>
          <text:p text:style-name="P21"><text:span text:style-name="T11">Then &gt;</text:span><text:span text:style-name="T13">git stash <text:s/></text:span><text:span text:style-name="T11"><text:s/>so that the local changes can be moved to a temporary file.</text:span></text:p>
        </text:list-item>
        <text:list-item>
          <text:p text:style-name="P21"><text:span text:style-name="T11">Follow the above step with </text:span><text:span text:style-name="T13">&gt; git pull –rebase origin &lt;the branch NAME&gt;</text:span><text:span text:style-name="T11"> </text:span></text:p>
        </text:list-item>
        <text:list-item>
          <text:p text:style-name="P21"><text:span text:style-name="T11">Then run the following command &gt;</text:span><text:span text:style-name="T13">git stash pop,. </text:span><text:span text:style-name="T11"><text:s/>This shall pop in the changes in the branches head.</text:span></text:p>
        </text:list-item>
        <text:list-item>
          <text:p text:style-name="P22">In order to create our own branch <text:s/>so that our changes reflect there run the following command:</text:p>
          <text:list>
            <text:list-header>
              <text:p text:style-name="P23">&gt;git checkout -b &lt;name of your branch&gt;</text:p>
            </text:list-header>
          </text:list>
        </text:list-item>
        <text:list-item>
          <text:p text:style-name="P15"><text:span text:style-name="T10">Then </text:span><text:span text:style-name="T9">&gt;git add .</text:span><text:span text:style-name="T10"> <text:s text:c="2"/>in order to bring the changes.</text:span></text:p>
        </text:list-item>
        <text:list-item>
          <text:p text:style-name="P15"><text:span text:style-name="T10">Punch in ur commit message using the command </text:span><text:span text:style-name="T9">&gt;git commit -m “ My Commit”</text:span></text:p>
        </text:list-item>
        <text:list-item>
          <text:p text:style-name="P17"><text:span text:style-name="T8">Lastly push the code in that branch: by </text:span><text:span text:style-name="T9">&gt;git push origin &lt;name of your branch&gt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6-19T15:48:04.80</meta:creation-date>
    <dc:date>2013-06-27T12:58:18.34</dc:date>
    <meta:editing-duration>PT1H8M12S</meta:editing-duration>
    <meta:editing-cycles>17</meta:editing-cycles>
    <meta:generator>OpenOffice.org/3.3$Win32 OpenOffice.org_project/330m20$Build-9567</meta:generator>
    <meta:document-statistic meta:table-count="0" meta:image-count="3" meta:object-count="0" meta:page-count="3" meta:paragraph-count="65" meta:word-count="753" meta:character-count="4261"/>
  </office:meta>
</office:document-meta>
</file>